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12.0pt" fo:color="#333333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">Use Case Number</text:p>
          </table:table-cell>
          <table:table-cell table:style-name="TableCell1">
            <text:p text:style-name="P2"><text:span text:style-name="T1">4.10</text:span></text:p>
          </table:table-cell>
        </table:table-row>
        <table:table-row>
          <table:table-cell table:style-name="TableCell1">
            <text:p text:style-name="P1">Use Case Name</text:p>
          </table:table-cell>
          <table:table-cell table:style-name="TableCell1">
            <text:p text:style-name="P1">TradeCompleteAfterBorrow</text:p>
          </table:table-cell>
        </table:table-row>
        <table:table-row>
          <table:table-cell table:style-name="TableCell1">
            <text:p text:style-name="P1">Participating Actors</text:p>
          </table:table-cell>
          <table:table-cell table:style-name="TableCell1">
            <text:p text:style-name="P1">User, borrower (a friend)</text:p>
          </table:table-cell>
        </table:table-row>
        <table:table-row>
          <table:table-cell table:style-name="TableCell1">
            <text:p text:style-name="P1">Goal</text:p>
          </table:table-cell>
          <table:table-cell table:style-name="TableCell1">
            <text:p text:style-name="P1">User can mark a trade as complete after borrower returns the item, and the item is available to trade again</text:p>
          </table:table-cell>
        </table:table-row>
        <table:table-row>
          <table:table-cell table:style-name="TableCell1">
            <text:p text:style-name="P1">Trigger</text:p>
          </table:table-cell>
          <table:table-cell table:style-name="TableCell1">
            <text:p text:style-name="P1">Borrower returns borrowed item</text:p>
          </table:table-cell>
        </table:table-row>
        <table:table-row>
          <table:table-cell table:style-name="TableCell1">
            <text:p text:style-name="P1">Precondition</text:p>
          </table:table-cell>
          <table:table-cell table:style-name="TableCell1">
            <text:p text:style-name="P1">Friend has borrowed an item</text:p>
          </table:table-cell>
        </table:table-row>
        <table:table-row>
          <table:table-cell table:style-name="TableCell1">
            <text:p text:style-name="P1">Postcondition</text:p>
          </table:table-cell>
          <table:table-cell table:style-name="TableCell1">
            <text:p text:style-name="P1">Item is available in user's inventory</text:p>
          </table:table-cell>
        </table:table-row>
        <table:table-row>
          <table:table-cell table:style-name="TableCell1">
            <text:p text:style-name="P1">Basic Flow</text:p>
          </table:table-cell>
          <table:table-cell table:style-name="TableCell1">
            <text:list text:style-name="L1">
              <text:list-item>
                <text:p text:style-name="P3">Borrower returns item</text:p>
              </text:list-item>
              <text:list-item>
                <text:p text:style-name="P3">User clicks “Complete” button</text:p>
              </text:list-item>
            </text:list>
          </table:table-cell>
        </table:table-row>
        <table:table-row>
          <table:table-cell table:style-name="TableCell1">
            <text:p text:style-name="P1">Exceptions</text:p>
          </table:table-cell>
          <table:table-cell table:style-name="TableCell1">
            <text:p text:style-name="P1">2.1. User doesn't click “Complete” button</text:p>
            <text:p text:style-name="P1">2.2. System makes no changes</text:p>
          </table:table-cell>
        </table:table-row>
        <table:table-row>
          <table:table-cell table:style-name="TableCell1">
            <text:p text:style-name="P1">Qualitie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Constraint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ncludes</text:p>
          </table:table-cell>
          <table:table-cell table:style-name="TableCell1">
            <text:p text:style-name="P1">4.03.01, 4.04.01, 4.05.01, 4.06.01</text:p>
          </table:table-cell>
        </table:table-row>
        <table:table-row>
          <table:table-cell table:style-name="TableCell1">
            <text:p text:style-name="P1">Extend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Related Artifact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Note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Open Issues</text:p>
          </table:table-cell>
          <table:table-cell table:style-name="TableCell1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1">
        <table:table-column table:style-name="TableColumn1"/>
        <table:table-column table:style-name="TableColumn1"/>
        <table:table-row>
          <table:table-cell table:style-name="TableCell1">
            <text:p text:style-name="P1">Use Case Number</text:p>
          </table:table-cell>
          <table:table-cell table:style-name="TableCell1">
            <text:p text:style-name="P2"><text:span text:style-name="T1">4.11</text:span></text:p>
          </table:table-cell>
        </table:table-row>
        <table:table-row>
          <table:table-cell table:style-name="TableCell1">
            <text:p text:style-name="P1">Use Case Name</text:p>
          </table:table-cell>
          <table:table-cell table:style-name="TableCell1">
            <text:p text:style-name="P1">BorrowedItemIsTradeInProgress</text:p>
          </table:table-cell>
        </table:table-row>
        <table:table-row>
          <table:table-cell table:style-name="TableCell1">
            <text:p text:style-name="P1">Participating Actors</text:p>
          </table:table-cell>
          <table:table-cell table:style-name="TableCell1">
            <text:p text:style-name="P1">User, Borrower (friend)</text:p>
          </table:table-cell>
        </table:table-row>
        <table:table-row>
          <table:table-cell table:style-name="TableCell1">
            <text:p text:style-name="P1">Goal</text:p>
          </table:table-cell>
          <table:table-cell table:style-name="TableCell1">
            <text:p text:style-name="P1">Trade should show as in-progress when an item is being borrowed</text:p>
          </table:table-cell>
        </table:table-row>
        <table:table-row>
          <table:table-cell table:style-name="TableCell1">
            <text:p text:style-name="P1">Trigger</text:p>
          </table:table-cell>
          <table:table-cell table:style-name="TableCell1">
            <text:p text:style-name="P1">Borrower borrows an item (a trade is initiated)</text:p>
          </table:table-cell>
        </table:table-row>
        <table:table-row>
          <table:table-cell table:style-name="TableCell1">
            <text:p text:style-name="P1">Precondition</text:p>
          </table:table-cell>
          <table:table-cell table:style-name="TableCell1">
            <text:p text:style-name="P1">Item has been borrowed</text:p>
          </table:table-cell>
        </table:table-row>
        <table:table-row>
          <table:table-cell table:style-name="TableCell1">
            <text:p text:style-name="P1">Postcondition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Basic Flow</text:p>
          </table:table-cell>
          <table:table-cell table:style-name="TableCell1">
            <text:list text:style-name="L1">
              <text:list-item>
                <text:p text:style-name="P3">Borrower initiates a trade</text:p>
              </text:list-item>
              <text:list-item>
                <text:p text:style-name="P3">User clicks “Accept Trade” button</text:p>
              </text:list-item>
              <text:list-item>
                <text:p text:style-name="P3">Trade shows as in-progress in Trades list</text:p>
              </text:list-item>
            </text:list>
          </table:table-cell>
        </table:table-row>
        <table:table-row>
          <table:table-cell table:style-name="TableCell1">
            <text:p text:style-name="P1">Exception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Qualitie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Constraint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ncludes</text:p>
          </table:table-cell>
          <table:table-cell table:style-name="TableCell1">
            <text:p text:style-name="P1">4.03.01, 4.04.01, 4.05.01</text:p>
          </table:table-cell>
        </table:table-row>
        <table:table-row>
          <table:table-cell table:style-name="TableCell1">
            <text:p text:style-name="P1">Extend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Related Artifact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Notes</text:p>
          </table:table-cell>
          <table:table-cell table:style-name="TableCell1">
            <text:p text:style-name="P1">Trade is shown as “completed” upon user clicking “Trade Completed” button</text:p>
          </table:table-cell>
        </table:table-row>
        <table:table-row>
          <table:table-cell table:style-name="TableCell1">
            <text:p text:style-name="P1">Open Issues</text:p>
          </table:table-cell>
          <table:table-cell table:style-name="TableCell1">
            <text:p text:style-name="P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1">Use Case Number</text:p>
          </table:table-cell>
          <table:table-cell table:style-name="TableCell1">
            <text:p text:style-name="P2"><text:span text:style-name="T1">4.12</text:span></text:p>
          </table:table-cell>
        </table:table-row>
        <table:table-row>
          <table:table-cell table:style-name="TableCell1">
            <text:p text:style-name="P1">Use Case Name</text:p>
          </table:table-cell>
          <table:table-cell table:style-name="TableCell1">
            <text:p text:style-name="P1">BrowseAllTrades</text:p>
          </table:table-cell>
        </table:table-row>
        <table:table-row>
          <table:table-cell table:style-name="TableCell1">
            <text:p text:style-name="P1">Participating Actors</text:p>
          </table:table-cell>
          <table:table-cell table:style-name="TableCell1">
            <text:p text:style-name="P1">User</text:p>
          </table:table-cell>
        </table:table-row>
        <table:table-row>
          <table:table-cell table:style-name="TableCell1">
            <text:p text:style-name="P1">Goal</text:p>
          </table:table-cell>
          <table:table-cell table:style-name="TableCell1">
            <text:p text:style-name="P1">All current and past trades should be available to be viewed by the User</text:p>
          </table:table-cell>
        </table:table-row>
        <table:table-row>
          <table:table-cell table:style-name="TableCell1">
            <text:p text:style-name="P1">Trigger</text:p>
          </table:table-cell>
          <table:table-cell table:style-name="TableCell1">
            <text:p text:style-name="P1">User goes to “Trades” tab</text:p>
          </table:table-cell>
        </table:table-row>
        <table:table-row>
          <table:table-cell table:style-name="TableCell1">
            <text:p text:style-name="P1">Precondition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Postcondition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Basic Flow</text:p>
          </table:table-cell>
          <table:table-cell table:style-name="TableCell1">
            <text:list text:style-name="L1">
              <text:list-item>
                <text:p text:style-name="P3">User navigates to Trades tab on AllActivity</text:p>
              </text:list-item>
              <text:list-item>
                <text:p text:style-name="P3">App looks to see if cache is different from server data</text:p>
              </text:list-item>
              <text:list-item>
                <text:p text:style-name="P3">App displays listview of all previous and current trades based on updated data.</text:p>
              </text:list-item>
            </text:list>
          </table:table-cell>
        </table:table-row>
        <table:table-row>
          <table:table-cell table:style-name="TableCell1">
            <text:p text:style-name="P1">Exceptions</text:p>
          </table:table-cell>
          <table:table-cell table:style-name="TableCell1">
            <text:p text:style-name="P1">2.1. Server unavailable (internet disconnected/server down)</text:p>
            <text:p text:style-name="P1">2.2. App displays listview of all previous and current trades based on cached data.</text:p>
          </table:table-cell>
        </table:table-row>
        <table:table-row>
          <table:table-cell table:style-name="TableCell1">
            <text:p text:style-name="P1">Qualitie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Constraint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nclude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Extends</text:p>
          </table:table-cell>
          <table:table-cell table:style-name="TableCell1">
            <text:p text:style-name="P1">4.08.01, 4.09.01</text:p>
          </table:table-cell>
        </table:table-row>
        <table:table-row>
          <table:table-cell table:style-name="TableCell1">
            <text:p text:style-name="P1">Related Artifact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Notes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Open Issues</text:p>
          </table:table-cell>
          <table:table-cell table:style-name="TableCell1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4</meta:generator>
    <meta:initial-creator>Spencer Plant</meta:initial-creator>
  </office:meta>
</office:document-meta>
</file>